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g</text:p>
          </table:table-cell>
          <table:table-cell table:style-name="Default" office:value-type="string" calcext:value-type="string">
            <text:p>sin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4]/180*ACOS(-1))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4]/10000" office:value-type="float" office:value="0.0002" calcext:value-type="float">
            <text:p>0,0002</text:p>
          </table:table-cell>
          <table:table-cell/>
          <table:table-cell table:formula="of:= [.B4] - [.F4]" office:value-type="float" office:value="-0.0002" calcext:value-type="float">
            <text:p>-0,0002</text:p>
          </table:table-cell>
        </table:table-row>
        <table:table-row table:style-name="ro1">
          <table:table-cell table:formula="of:=[.A4]+5" office:value-type="float" office:value="5" calcext:value-type="float">
            <text:p>5</text:p>
          </table:table-cell>
          <table:table-cell table:formula="of:=SIN([.A5]/180*ACOS(-1))" office:value-type="float" office:value="0.0871557427476582" calcext:value-type="float">
            <text:p>0,08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  <table:table-cell table:formula="of:=[.E5]/10000" office:value-type="float" office:value="0.0872" calcext:value-type="float">
            <text:p>0,0872</text:p>
          </table:table-cell>
          <table:table-cell/>
          <table:table-cell table:formula="of:= [.B5] - [.F5]" office:value-type="float" office:value="-0.0000442572523418339" calcext:value-type="float">
            <text:p>-4,42572523418339E-05</text:p>
          </table:table-cell>
        </table:table-row>
        <table:table-row table:style-name="ro1">
          <table:table-cell table:formula="of:=[.A5]+5" office:value-type="float" office:value="10" calcext:value-type="float">
            <text:p>10</text:p>
          </table:table-cell>
          <table:table-cell table:formula="of:=SIN([.A6] /180*ACOS(-1))" office:value-type="float" office:value="0.17364817766693" calcext:value-type="float">
            <text:p>0,17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37" calcext:value-type="float">
            <text:p>1737</text:p>
          </table:table-cell>
          <table:table-cell table:formula="of:=[.E6]/10000" office:value-type="float" office:value="0.1737" calcext:value-type="float">
            <text:p>0,1737</text:p>
          </table:table-cell>
          <table:table-cell/>
          <table:table-cell table:formula="of:= [.B6] - [.F6]" office:value-type="float" office:value="-0.0000518223330696621" calcext:value-type="float">
            <text:p>-5,18223330696621E-05</text:p>
          </table:table-cell>
        </table:table-row>
        <table:table-row table:style-name="ro1">
          <table:table-cell table:formula="of:=[.A6]+5" office:value-type="float" office:value="15" calcext:value-type="float">
            <text:p>15</text:p>
          </table:table-cell>
          <table:table-cell table:formula="of:=SIN([.A7] /180*ACOS(-1))" office:value-type="float" office:value="0.258819045102521" calcext:value-type="float">
            <text:p>0,258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89" calcext:value-type="float">
            <text:p>2589</text:p>
          </table:table-cell>
          <table:table-cell table:formula="of:=[.E7]/10000" office:value-type="float" office:value="0.2589" calcext:value-type="float">
            <text:p>0,2589</text:p>
          </table:table-cell>
          <table:table-cell/>
          <table:table-cell table:formula="of:= [.B7] - [.F7]" office:value-type="float" office:value="-0.0000809548974792795" calcext:value-type="float">
            <text:p>-8,09548974792795E-05</text:p>
          </table:table-cell>
        </table:table-row>
        <table:table-row table:style-name="ro1">
          <table:table-cell table:formula="of:=[.A7]+5" office:value-type="float" office:value="20" calcext:value-type="float">
            <text:p>20</text:p>
          </table:table-cell>
          <table:table-cell table:formula="of:=SIN([.A8]/180*ACOS(-1))" office:value-type="float" office:value="0.342020143325669" calcext:value-type="float">
            <text:p>0,34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21" calcext:value-type="float">
            <text:p>3421</text:p>
          </table:table-cell>
          <table:table-cell table:formula="of:=[.E8]/10000" office:value-type="float" office:value="0.3421" calcext:value-type="float">
            <text:p>0,3421</text:p>
          </table:table-cell>
          <table:table-cell/>
          <table:table-cell table:formula="of:= [.B8] - [.F8]" office:value-type="float" office:value="-0.0000798566743313023" calcext:value-type="float">
            <text:p>-7,98566743313023E-05</text:p>
          </table:table-cell>
        </table:table-row>
        <table:table-row table:style-name="ro1">
          <table:table-cell table:formula="of:=[.A8]+5" office:value-type="float" office:value="25" calcext:value-type="float">
            <text:p>25</text:p>
          </table:table-cell>
          <table:table-cell table:formula="of:=SIN([.A9] /180*ACOS(-1))" office:value-type="float" office:value="0.422618261740699" calcext:value-type="float">
            <text:p>0,42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224" calcext:value-type="float">
            <text:p>4224</text:p>
          </table:table-cell>
          <table:table-cell table:formula="of:=[.E9]/10000" office:value-type="float" office:value="0.4224" calcext:value-type="float">
            <text:p>0,4224</text:p>
          </table:table-cell>
          <table:table-cell/>
          <table:table-cell table:formula="of:= [.B9] - [.F9]" office:value-type="float" office:value="0.000218261740699444" calcext:value-type="float">
            <text:p>0,000218261740699</text:p>
          </table:table-cell>
        </table:table-row>
        <table:table-row table:style-name="ro1">
          <table:table-cell table:formula="of:=[.A9]+5" office:value-type="float" office:value="30" calcext:value-type="float">
            <text:p>30</text:p>
          </table:table-cell>
          <table:table-cell table:formula="of:=SIN([.A10]/180*ACOS(-1))" office:value-type="float" office:value="0.5" calcext:value-type="float">
            <text:p>0,50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99" calcext:value-type="float">
            <text:p>4999</text:p>
          </table:table-cell>
          <table:table-cell table:formula="of:=[.E10]/10000" office:value-type="float" office:value="0.4999" calcext:value-type="float">
            <text:p>0,4999</text:p>
          </table:table-cell>
          <table:table-cell/>
          <table:table-cell table:formula="of:= [.B10] - [.F10]" office:value-type="float" office:value="0.0000999999999999335" calcext:value-type="float">
            <text:p>9,99999999999335E-05</text:p>
          </table:table-cell>
        </table:table-row>
        <table:table-row table:style-name="ro1">
          <table:table-cell table:formula="of:=[.A10]+5" office:value-type="float" office:value="35" calcext:value-type="float">
            <text:p>35</text:p>
          </table:table-cell>
          <table:table-cell table:formula="of:=SIN([.A11]/180*ACOS(-1))" office:value-type="float" office:value="0.573576436351046" calcext:value-type="float">
            <text:p>0,57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734" calcext:value-type="float">
            <text:p>5734</text:p>
          </table:table-cell>
          <table:table-cell table:formula="of:=[.E11]/10000" office:value-type="float" office:value="0.5734" calcext:value-type="float">
            <text:p>0,5734</text:p>
          </table:table-cell>
          <table:table-cell/>
          <table:table-cell table:formula="of:= [.B11] - [.F11]" office:value-type="float" office:value="0.000176436351046028" calcext:value-type="float">
            <text:p>0,000176436351046</text:p>
          </table:table-cell>
        </table:table-row>
        <table:table-row table:style-name="ro1">
          <table:table-cell table:formula="of:=[.A11]+5" office:value-type="float" office:value="40" calcext:value-type="float">
            <text:p>40</text:p>
          </table:table-cell>
          <table:table-cell table:formula="of:=SIN([.A12] /180*ACOS(-1))" office:value-type="float" office:value="0.642787609686539" calcext:value-type="float">
            <text:p>0,642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427" calcext:value-type="float">
            <text:p>6427</text:p>
          </table:table-cell>
          <table:table-cell table:formula="of:=[.E12]/10000" office:value-type="float" office:value="0.6427" calcext:value-type="float">
            <text:p>0,6427</text:p>
          </table:table-cell>
          <table:table-cell/>
          <table:table-cell table:formula="of:= [.B12] - [.F12]" office:value-type="float" office:value="0.0000876096865392029" calcext:value-type="float">
            <text:p>8,76096865392029E-05</text:p>
          </table:table-cell>
        </table:table-row>
        <table:table-row table:style-name="ro1">
          <table:table-cell table:formula="of:=[.A12]+5" office:value-type="float" office:value="45" calcext:value-type="float">
            <text:p>45</text:p>
          </table:table-cell>
          <table:table-cell table:formula="of:=SIN([.A13]/180*ACOS(-1))" office:value-type="float" office:value="0.707106781186548" calcext:value-type="float">
            <text:p>0,707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70" calcext:value-type="float">
            <text:p>7070</text:p>
          </table:table-cell>
          <table:table-cell table:formula="of:=[.E13]/10000" office:value-type="float" office:value="0.707" calcext:value-type="float">
            <text:p>0,707</text:p>
          </table:table-cell>
          <table:table-cell/>
          <table:table-cell table:formula="of:= [.B13] - [.F13]" office:value-type="float" office:value="0.000106781186547611" calcext:value-type="float">
            <text:p>0,000106781186548</text:p>
          </table:table-cell>
        </table:table-row>
        <table:table-row table:style-name="ro1">
          <table:table-cell table:formula="of:=[.A13]+5" office:value-type="float" office:value="50" calcext:value-type="float">
            <text:p>50</text:p>
          </table:table-cell>
          <table:table-cell table:formula="of:=SIN([.A14]/180*ACOS(-1))" office:value-type="float" office:value="0.766044443118978" calcext:value-type="float">
            <text:p>0,7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60" calcext:value-type="float">
            <text:p>7660</text:p>
          </table:table-cell>
          <table:table-cell table:formula="of:=[.E14]/10000" office:value-type="float" office:value="0.766" calcext:value-type="float">
            <text:p>0,766</text:p>
          </table:table-cell>
          <table:table-cell/>
          <table:table-cell table:formula="of:= [.B14] - [.F14]" office:value-type="float" office:value="0.0000444431189779992" calcext:value-type="float">
            <text:p>4,44431189779992E-05</text:p>
          </table:table-cell>
        </table:table-row>
        <table:table-row table:style-name="ro1">
          <table:table-cell table:formula="of:=[.A14]+5" office:value-type="float" office:value="55" calcext:value-type="float">
            <text:p>55</text:p>
          </table:table-cell>
          <table:table-cell table:formula="of:=SIN([.A15] /180*ACOS(-1))" office:value-type="float" office:value="0.819152044288992" calcext:value-type="float">
            <text:p>0,819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92" calcext:value-type="float">
            <text:p>8192</text:p>
          </table:table-cell>
          <table:table-cell table:formula="of:=[.E15]/10000" office:value-type="float" office:value="0.8192" calcext:value-type="float">
            <text:p>0,8192</text:p>
          </table:table-cell>
          <table:table-cell/>
          <table:table-cell table:formula="of:= [.B15] - [.F15]" office:value-type="float" office:value="-0.0000479557110082407" calcext:value-type="float">
            <text:p>-4,79557110082407E-05</text:p>
          </table:table-cell>
        </table:table-row>
        <table:table-row table:style-name="ro1">
          <table:table-cell table:formula="of:=[.A15]+5" office:value-type="float" office:value="60" calcext:value-type="float">
            <text:p>60</text:p>
          </table:table-cell>
          <table:table-cell table:formula="of:=SIN([.A16] /180*ACOS(-1))" office:value-type="float" office:value="0.866025403784439" calcext:value-type="float">
            <text:p>0,86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661" calcext:value-type="float">
            <text:p>8661</text:p>
          </table:table-cell>
          <table:table-cell table:formula="of:=[.E16]/10000" office:value-type="float" office:value="0.8661" calcext:value-type="float">
            <text:p>0,8661</text:p>
          </table:table-cell>
          <table:table-cell/>
          <table:table-cell table:formula="of:= [.B16] - [.F16]" office:value-type="float" office:value="-0.0000745962155613844" calcext:value-type="float">
            <text:p>-7,45962155613844E-05</text:p>
          </table:table-cell>
        </table:table-row>
        <table:table-row table:style-name="ro1">
          <table:table-cell table:formula="of:=[.A16]+5" office:value-type="float" office:value="65" calcext:value-type="float">
            <text:p>65</text:p>
          </table:table-cell>
          <table:table-cell table:formula="of:=SIN([.A17]/180*ACOS(-1))" office:value-type="float" office:value="0.90630778703665" calcext:value-type="float">
            <text:p>0,906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64" calcext:value-type="float">
            <text:p>9064</text:p>
          </table:table-cell>
          <table:table-cell table:formula="of:=[.E17]/10000" office:value-type="float" office:value="0.9064" calcext:value-type="float">
            <text:p>0,9064</text:p>
          </table:table-cell>
          <table:table-cell/>
          <table:table-cell table:formula="of:= [.B17] - [.F17]" office:value-type="float" office:value="-0.0000922129633500468" calcext:value-type="float">
            <text:p>-9,22129633500468E-05</text:p>
          </table:table-cell>
        </table:table-row>
        <table:table-row table:style-name="ro1">
          <table:table-cell table:formula="of:=[.A17]+5" office:value-type="float" office:value="70" calcext:value-type="float">
            <text:p>70</text:p>
          </table:table-cell>
          <table:table-cell table:formula="of:=SIN([.A18] /180*ACOS(-1))" office:value-type="float" office:value="0.939692620785908" calcext:value-type="float">
            <text:p>0,939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395" calcext:value-type="float">
            <text:p>9395</text:p>
          </table:table-cell>
          <table:table-cell table:formula="of:=[.E18]/10000" office:value-type="float" office:value="0.9395" calcext:value-type="float">
            <text:p>0,9395</text:p>
          </table:table-cell>
          <table:table-cell/>
          <table:table-cell table:formula="of:= [.B18] - [.F18]" office:value-type="float" office:value="0.000192620785908315" calcext:value-type="float">
            <text:p>0,000192620785908</text:p>
          </table:table-cell>
        </table:table-row>
        <table:table-row table:style-name="ro1">
          <table:table-cell table:formula="of:=[.A18]+5" office:value-type="float" office:value="75" calcext:value-type="float">
            <text:p>75</text:p>
          </table:table-cell>
          <table:table-cell table:formula="of:=SIN([.A19] /180*ACOS(-1))" office:value-type="float" office:value="0.965925826289068" calcext:value-type="float">
            <text:p>0,965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59" calcext:value-type="float">
            <text:p>9659</text:p>
          </table:table-cell>
          <table:table-cell table:formula="of:=[.E19]/10000" office:value-type="float" office:value="0.9659" calcext:value-type="float">
            <text:p>0,9659</text:p>
          </table:table-cell>
          <table:table-cell/>
          <table:table-cell table:formula="of:= [.B19] - [.F19]" office:value-type="float" office:value="0.0000258262890683314" calcext:value-type="float">
            <text:p>2,58262890683314E-05</text:p>
          </table:table-cell>
        </table:table-row>
        <table:table-row table:style-name="ro1">
          <table:table-cell table:formula="of:=[.A19]+5" office:value-type="float" office:value="80" calcext:value-type="float">
            <text:p>80</text:p>
          </table:table-cell>
          <table:table-cell table:formula="of:=SIN([.A20] /180*ACOS(-1))" office:value-type="float" office:value="0.984807753012208" calcext:value-type="float">
            <text:p>0,984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847" calcext:value-type="float">
            <text:p>9847</text:p>
          </table:table-cell>
          <table:table-cell table:formula="of:=[.E20]/10000" office:value-type="float" office:value="0.9847" calcext:value-type="float">
            <text:p>0,9847</text:p>
          </table:table-cell>
          <table:table-cell/>
          <table:table-cell table:formula="of:= [.B20] - [.F20]" office:value-type="float" office:value="0.000107753012208001" calcext:value-type="float">
            <text:p>0,000107753012208</text:p>
          </table:table-cell>
        </table:table-row>
        <table:table-row table:style-name="ro1">
          <table:table-cell table:formula="of:=[.A20]+5" office:value-type="float" office:value="85" calcext:value-type="float">
            <text:p>85</text:p>
          </table:table-cell>
          <table:table-cell table:formula="of:=SIN([.A21] /180*ACOS(-1))" office:value-type="float" office:value="0.996194698091746" calcext:value-type="float">
            <text:p>0,996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960" calcext:value-type="float">
            <text:p>9960</text:p>
          </table:table-cell>
          <table:table-cell table:formula="of:=[.E21]/10000" office:value-type="float" office:value="0.996" calcext:value-type="float">
            <text:p>0,996</text:p>
          </table:table-cell>
          <table:table-cell/>
          <table:table-cell table:formula="of:= [.B21] - [.F21]" office:value-type="float" office:value="0.000194698091745549" calcext:value-type="float">
            <text:p>0,000194698091746</text:p>
          </table:table-cell>
        </table:table-row>
        <table:table-row table:style-name="ro1">
          <table:table-cell table:formula="of:=[.A21]+5" office:value-type="float" office:value="90" calcext:value-type="float">
            <text:p>90</text:p>
          </table:table-cell>
          <table:table-cell table:formula="of:=SIN([.A22] /180*ACOS(-1))" office:value-type="float" office:value="1" calcext:value-type="float">
            <text:p>1,00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99" calcext:value-type="float">
            <text:p>9999</text:p>
          </table:table-cell>
          <table:table-cell table:formula="of:=[.E22]/10000" office:value-type="float" office:value="0.9999" calcext:value-type="float">
            <text:p>0,9999</text:p>
          </table:table-cell>
          <table:table-cell/>
          <table:table-cell table:formula="of:= [.B22] - [.F22]" office:value-type="float" office:value="0.000099999999999989" calcext:value-type="float">
            <text:p>9,9999999999989E-0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Deg*1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6]/180*ACOS(-1))" office:value-type="float" office:value="0" calcext:value-type="float">
            <text:p>0,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26]/10000" office:value-type="float" office:value="0.0002" calcext:value-type="float">
            <text:p>0,0002</text:p>
          </table:table-cell>
          <table:table-cell/>
          <table:table-cell table:formula="of:=[.B26]-[.F26]" office:value-type="float" office:value="-0.0002" calcext:value-type="float">
            <text:p>-0,0002</text:p>
          </table:table-cell>
        </table:table-row>
        <table:table-row table:style-name="ro1">
          <table:table-cell table:formula="of:=[.A26]+1" office:value-type="float" office:value="1" calcext:value-type="float">
            <text:p>1</text:p>
          </table:table-cell>
          <table:table-cell table:formula="of:=SIN([.A27]/180*ACOS(-1))" office:value-type="float" office:value="0.0174524064372835" calcext:value-type="float">
            <text:p>0,01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table:formula="of:=[.E27]/10000" office:value-type="float" office:value="0.0177" calcext:value-type="float">
            <text:p>0,0177</text:p>
          </table:table-cell>
          <table:table-cell/>
          <table:table-cell table:formula="of:=[.B27]-[.F27]" office:value-type="float" office:value="-0.000247593562716489" calcext:value-type="float">
            <text:p>-0,000247593562716</text:p>
          </table:table-cell>
        </table:table-row>
        <table:table-row table:style-name="ro1">
          <table:table-cell table:formula="of:=[.A27]+1" office:value-type="float" office:value="2" calcext:value-type="float">
            <text:p>2</text:p>
          </table:table-cell>
          <table:table-cell table:formula="of:=SIN([.A28] /180*ACOS(-1))" office:value-type="float" office:value="0.034899496702501" calcext:value-type="float">
            <text:p>0,03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1" calcext:value-type="float">
            <text:p>351</text:p>
          </table:table-cell>
          <table:table-cell table:formula="of:=[.E28]/10000" office:value-type="float" office:value="0.0351" calcext:value-type="float">
            <text:p>0,0351</text:p>
          </table:table-cell>
          <table:table-cell/>
          <table:table-cell table:formula="of:=[.B28]-[.F28]" office:value-type="float" office:value="-0.00020050329749903" calcext:value-type="float">
            <text:p>-0,000200503297499</text:p>
          </table:table-cell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table:formula="of:=SIN([.A29] /180*ACOS(-1))" office:value-type="float" office:value="0.0523359562429438" calcext:value-type="float">
            <text:p>0,05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23" calcext:value-type="float">
            <text:p>523</text:p>
          </table:table-cell>
          <table:table-cell table:formula="of:=[.E29]/10000" office:value-type="float" office:value="0.0523" calcext:value-type="float">
            <text:p>0,0523</text:p>
          </table:table-cell>
          <table:table-cell/>
          <table:table-cell table:formula="of:=[.B29]-[.F29]" office:value-type="float" office:value="0.0000359562429438284" calcext:value-type="float">
            <text:p>3,59562429438284E-05</text:p>
          </table:table-cell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formula="of:=SIN([.A30]/180*ACOS(-1))" office:value-type="float" office:value="0.0697564737441253" calcext:value-type="float">
            <text:p>0,069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99" calcext:value-type="float">
            <text:p>699</text:p>
          </table:table-cell>
          <table:table-cell table:formula="of:=[.E30]/10000" office:value-type="float" office:value="0.0699" calcext:value-type="float">
            <text:p>0,0699</text:p>
          </table:table-cell>
          <table:table-cell/>
          <table:table-cell table:formula="of:=[.B30]-[.F30]" office:value-type="float" office:value="-0.000143526255874701" calcext:value-type="float">
            <text:p>-0,000143526255875</text:p>
          </table:table-cell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table:formula="of:=SIN([.A31] /180*ACOS(-1))" office:value-type="float" office:value="0.0871557427476582" calcext:value-type="float">
            <text:p>0,08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72" calcext:value-type="float">
            <text:p>872</text:p>
          </table:table-cell>
          <table:table-cell table:formula="of:=[.E31]/10000" office:value-type="float" office:value="0.0872" calcext:value-type="float">
            <text:p>0,0872</text:p>
          </table:table-cell>
          <table:table-cell/>
          <table:table-cell table:formula="of:=[.B31]-[.F31]" office:value-type="float" office:value="-0.0000442572523418339" calcext:value-type="float">
            <text:p>-4,42572523418339E-05</text:p>
          </table:table-cell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table:formula="of:=SIN([.A32]/180*ACOS(-1))" office:value-type="float" office:value="0.104528463267653" calcext:value-type="float">
            <text:p>0,104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47" calcext:value-type="float">
            <text:p>1047</text:p>
          </table:table-cell>
          <table:table-cell table:formula="of:=[.E32]/10000" office:value-type="float" office:value="0.1047" calcext:value-type="float">
            <text:p>0,1047</text:p>
          </table:table-cell>
          <table:table-cell/>
          <table:table-cell table:formula="of:=[.B32]-[.F32]" office:value-type="float" office:value="-0.000171536732346544" calcext:value-type="float">
            <text:p>-0,000171536732347</text:p>
          </table:table-cell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table:formula="of:=SIN([.A33]/180*ACOS(-1))" office:value-type="float" office:value="0.121869343405147" calcext:value-type="float">
            <text:p>0,12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19" calcext:value-type="float">
            <text:p>1219</text:p>
          </table:table-cell>
          <table:table-cell table:formula="of:=[.E33]/10000" office:value-type="float" office:value="0.1219" calcext:value-type="float">
            <text:p>0,1219</text:p>
          </table:table-cell>
          <table:table-cell/>
          <table:table-cell table:formula="of:=[.B33]-[.F33]" office:value-type="float" office:value="-0.0000306565948525184" calcext:value-type="float">
            <text:p>-3,06565948525184E-05</text:p>
          </table:table-cell>
        </table:table-row>
        <table:table-row table:style-name="ro1">
          <table:table-cell table:formula="of:=[.A33]+1" office:value-type="float" office:value="8" calcext:value-type="float">
            <text:p>8</text:p>
          </table:table-cell>
          <table:table-cell table:formula="of:=SIN([.A34] /180*ACOS(-1))" office:value-type="float" office:value="0.139173100960065" calcext:value-type="float">
            <text:p>0,139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92" calcext:value-type="float">
            <text:p>1392</text:p>
          </table:table-cell>
          <table:table-cell table:formula="of:=[.E34]/10000" office:value-type="float" office:value="0.1392" calcext:value-type="float">
            <text:p>0,1392</text:p>
          </table:table-cell>
          <table:table-cell/>
          <table:table-cell table:formula="of:=[.B34]-[.F34]" office:value-type="float" office:value="-0.0000268990399345526" calcext:value-type="float">
            <text:p>-2,68990399345526E-05</text:p>
          </table:table-cell>
        </table:table-row>
        <table:table-row table:style-name="ro1">
          <table:table-cell table:formula="of:=[.A34]+1" office:value-type="float" office:value="9" calcext:value-type="float">
            <text:p>9</text:p>
          </table:table-cell>
          <table:table-cell table:formula="of:=SIN([.A35]/180*ACOS(-1))" office:value-type="float" office:value="0.156434465040231" calcext:value-type="float">
            <text:p>0,156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64" calcext:value-type="float">
            <text:p>1564</text:p>
          </table:table-cell>
          <table:table-cell table:formula="of:=[.E35]/10000" office:value-type="float" office:value="0.1564" calcext:value-type="float">
            <text:p>0,1564</text:p>
          </table:table-cell>
          <table:table-cell/>
          <table:table-cell table:formula="of:=[.B35]-[.F35]" office:value-type="float" office:value="0.0000344650402308577" calcext:value-type="float">
            <text:p>3,44650402308577E-05</text:p>
          </table:table-cell>
        </table:table-row>
        <table:table-row table:style-name="ro1">
          <table:table-cell table:formula="of:=[.A35]+1" office:value-type="float" office:value="10" calcext:value-type="float">
            <text:p>10</text:p>
          </table:table-cell>
          <table:table-cell table:formula="of:=SIN([.A36]/180*ACOS(-1))" office:value-type="float" office:value="0.17364817766693" calcext:value-type="float">
            <text:p>0,17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737" calcext:value-type="float">
            <text:p>1737</text:p>
          </table:table-cell>
          <table:table-cell table:formula="of:=[.E36]/10000" office:value-type="float" office:value="0.1737" calcext:value-type="float">
            <text:p>0,1737</text:p>
          </table:table-cell>
          <table:table-cell/>
          <table:table-cell table:formula="of:=[.B36]-[.F36]" office:value-type="float" office:value="-0.0000518223330696621" calcext:value-type="float">
            <text:p>-5,18223330696621E-05</text:p>
          </table:table-cell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formula="of:=SIN([.A37] /180*ACOS(-1))" office:value-type="float" office:value="0.190808995376545" calcext:value-type="float">
            <text:p>0,190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908" calcext:value-type="float">
            <text:p>1908</text:p>
          </table:table-cell>
          <table:table-cell table:formula="of:=[.E37]/10000" office:value-type="float" office:value="0.1908" calcext:value-type="float">
            <text:p>0,1908</text:p>
          </table:table-cell>
          <table:table-cell/>
          <table:table-cell table:formula="of:=[.B37]-[.F37]" office:value-type="float" office:value="0.00000899537654480698" calcext:value-type="float">
            <text:p>8,99537654480698E-06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o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.00.0000</text:date>, <text:time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7:27:45.673000000</meta:creation-date>
    <dc:date>2021-10-22T18:31:44.488000000</dc:date>
    <meta:editing-duration>PT40M6S</meta:editing-duration>
    <meta:editing-cycles>2</meta:editing-cycles>
    <meta:generator>LibreOffice/7.0.3.1$Windows_X86_64 LibreOffice_project/d7547858d014d4cf69878db179d326fc3483e082</meta:generator>
    <meta:document-statistic meta:table-count="1" meta:cell-count="191" meta:object-count="0"/>
  </office:meta>
</office:document-meta>
</file>